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ListParagraph" style:list-style-name="LFO1" style:family="paragraph">
      <style:text-properties fo:language="en" fo:country="GB"/>
    </style:style>
    <style:style style:name="P7" style:parent-style-name="ListParagraph" style:list-style-name="LFO1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T15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Use long line where delta robots to analyse the waste and separate the materials<text:s/></text:p>
      <text:list text:style-name="LFO1" text:continue-numbering="true">
        <text:list-item>
          <text:p text:style-name="P2">Paper</text:p>
        </text:list-item>
        <text:list-item>
          <text:p text:style-name="P3">cardboard</text:p>
        </text:list-item>
        <text:list-item>
          <text:p text:style-name="P4">plastics</text:p>
        </text:list-item>
        <text:list-item>
          <text:p text:style-name="P5">metal : aluminium, iron, copper, …</text:p>
        </text:list-item>
        <text:list-item>
          <text:p text:style-name="P6">wires</text:p>
        </text:list-item>
        <text:list-item>
          <text:p text:style-name="P7">devices</text:p>
        </text:list-item>
      </text:list>
      <text:p text:style-name="P8"/>
      <text:p text:style-name="P9">Workers, with the appropriate tools, dismantle complex systems : pcs, smartphones,<text:s/>machine, etc, …</text:p>
      <text:p text:style-name="P10"/>
      <text:p text:style-name="P11"/>
      <text:p text:style-name="P12">Create tools to dismantle wire into plastics and copper/nickel….</text:p>
      <text:p text:style-name="P13"/>
      <text:p text:style-name="P14"/>
      <text:p text:style-name="Normal"><text:span text:style-name="T15">Us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Thebti</meta:initial-creator>
    <dc:creator>Belgacem Thebti</dc:creator>
    <meta:creation-date>2021-03-14T11:59:00Z</meta:creation-date>
    <dc:date>2023-02-17T22:36:00Z</dc:date>
    <meta:template xlink:href="Normal" xlink:type="simple"/>
    <meta:editing-cycles>8</meta:editing-cycles>
    <meta:editing-duration>PT0S</meta:editing-duration>
    <meta:document-statistic meta:page-count="1" meta:paragraph-count="1" meta:word-count="49" meta:character-count="329" meta:row-count="2" meta:non-whitespace-character-count="281"/>
  </office:meta>
</office:document-meta>
</file>